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RadioExtensionTag.setValidator( javax . el . MethodExpression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Onchange( javax . el . ValueExpression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ConverterMessage( javax . el . ValueExpression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Required( javax . el . ValueExpres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Converter( javax . el . ValueExpression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Readonly( javax . el . ValueExpressio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Inline( javax . el . ValueExpression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ValueChangeListener( javax . el . MethodExpression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Focus( javax . el . ValueExpression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lectOneRadioExtensionTag.setMarkup( javax . el . ValueExpression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OneRadio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ValidatorMessage( javax . el . ValueExpression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RequiredMessage( javax . el . ValueExpression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TabIndex( javax . el . ValueExpression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setLabelWidth( javax . el .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Tag.doStartTag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SelectOneRadioExtensionTag.setRenderRange( javax . el . ValueExpression render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